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0625in"/>
    </style:style>
    <style:style style:name="Table1.B" style:family="table-column">
      <style:table-column-properties style:column-width="4.864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Table_20_Contents">
      <style:paragraph-properties fo:text-align="center" style:justify-single-word="false"/>
    </style:style>
    <style:style style:name="P3"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fr1" style:family="graphic" style:parent-style-name="Formula">
      <style:graphic-properties style:vertical-pos="from-top" draw:ole-draw-aspect="1"/>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4374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3126in"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3752in"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style:style>
    <style:style style:name="gr13"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oshua Rinaldi</text:p>
      <text:p text:style-name="Standard">101902285</text:p>
      <text:p text:style-name="Standard">10/22/2014</text:p>
      <text:p text:style-name="Standard">HW6</text:p>
      <text:p text:style-name="Standard"/>
      <text:p text:style-name="Standard">Honor Code Pledge: _______________________________________________________</text:p>
      <text:p text:style-name="Standard"/>
      <text:p text:style-name="P1">Question 1</text:p>
      <text:p text:style-name="P1"/>
      <text:p text:style-name="P1"><draw:frame text:anchor-type="paragraph" draw:z-index="18" draw:style-name="gr7" svg:width="0.7295in" svg:height="0.4378in" svg:x="3.7764in" svg:y="2.4055in"><draw:text-box><text:p>9 (6)</text:p></draw:text-box></draw:frame><draw:frame text:anchor-type="paragraph" draw:z-index="17" draw:style-name="gr6" svg:width="0.6567in" svg:height="0.2606in" svg:x="2.7244in" svg:y="1.4161in"><draw:text-box><text:p>7 (5)</text:p></draw:text-box></draw:frame><draw:frame text:anchor-type="paragraph" draw:z-index="16" draw:style-name="gr5" svg:width="0.6567in" svg:height="0.2087in" svg:x="1.2764in" svg:y="0.6555in"><draw:text-box><text:p>7 (4)</text:p></draw:text-box></draw:frame><draw:frame text:anchor-type="paragraph" draw:z-index="15" draw:style-name="gr4" svg:width="0.4795in" svg:height="0.3543in" svg:x="1.3075in" svg:y="2.5409in"><draw:text-box><text:p>6 (3)</text:p></draw:text-box></draw:frame><draw:frame text:anchor-type="paragraph" draw:z-index="14" draw:style-name="gr3" svg:width="0.615in" svg:height="0.2921in" svg:x="3.5366in" svg:y="1.3846in"><draw:text-box><text:p>5 (2)</text:p></draw:text-box></draw:frame><draw:frame text:anchor-type="paragraph" draw:z-index="13" draw:style-name="gr3" svg:width="0.3961in" svg:height="0.2921in" svg:x="0.4429in" svg:y="1.2598in"><draw:text-box><text:p>5 (1)</text:p></draw:text-box></draw:frame><draw:line text:anchor-type="paragraph" draw:z-index="11" draw:style-name="gr2" draw:text-style-name="P3" svg:x1="3.4535in" svg:y1="2.2598in" svg:x2="4.0787in" svg:y2="3.1244in"><text:p/></draw:line><draw:line text:anchor-type="paragraph" draw:z-index="10" draw:style-name="gr2" draw:text-style-name="P3" svg:x1="1.1409in" svg:y1="2.1661in" svg:x2="2.1409in" svg:y2="2.8016in"><text:p/></draw:line><draw:line text:anchor-type="paragraph" draw:z-index="9" draw:style-name="gr2" draw:text-style-name="P3" svg:x1="3.7031in" svg:y1="0.9783in" svg:x2="3.3075in" svg:y2="1.8535in"><text:p/></draw:line><draw:line text:anchor-type="paragraph" draw:z-index="8" draw:style-name="gr2" draw:text-style-name="P3" svg:x1="2.422in" svg:y1="1.489in" svg:x2="3.1303in" svg:y2="1.989in"><text:p/></draw:line><draw:line text:anchor-type="paragraph" draw:z-index="7" draw:style-name="gr2" draw:text-style-name="P3" svg:x1="0.7866in" svg:y1="0.6555in" svg:x2="2.0886in" svg:y2="1.2598in"><text:p/></draw:line><draw:line text:anchor-type="paragraph" draw:z-index="6" draw:style-name="gr2" draw:text-style-name="P3" svg:x1="0.6516in" svg:y1="0.8327in" svg:x2="0.985in" svg:y2="1.8224in"><text:p/></draw:line><draw:circle text:anchor-type="paragraph" draw:z-index="12" draw:style-name="gr1" draw:text-style-name="P3" svg:width="0.4067in" svg:height="0.4067in" svg:x="3.9535in" svg:y="3.1244in"><text:p text:style-name="P3">G</text:p></draw:circle><draw:circle text:anchor-type="paragraph" draw:z-index="5" draw:style-name="gr1" draw:text-style-name="P3" svg:width="0.4067in" svg:height="0.4067in" svg:x="0.3807in" svg:y="0.4264in"><text:p text:style-name="P3">A</text:p></draw:circle><draw:circle text:anchor-type="paragraph" draw:z-index="4" draw:style-name="gr1" draw:text-style-name="P3" svg:width="0.4067in" svg:height="0.4067in" svg:x="3.4429in" svg:y="0.572in"><text:p text:style-name="P3">C</text:p></draw:circle><draw:circle text:anchor-type="paragraph" draw:z-index="3" draw:style-name="gr1" draw:text-style-name="P3" svg:width="0.4067in" svg:height="0.4067in" svg:x="0.8492in" svg:y="1.822in"><text:p text:style-name="P3">D</text:p></draw:circle><draw:circle text:anchor-type="paragraph" draw:z-index="2" draw:style-name="gr1" draw:text-style-name="P3" svg:width="0.4067in" svg:height="0.4067in" svg:x="2.1409in" svg:y="2.6661in"><text:p text:style-name="P3">F</text:p></draw:circle><draw:circle text:anchor-type="paragraph" draw:z-index="1" draw:style-name="gr1" draw:text-style-name="P3" svg:width="0.4067in" svg:height="0.4067in" svg:x="3.1307in" svg:y="1.8535in"><text:p text:style-name="P3">E</text:p></draw:circle><draw:circle text:anchor-type="paragraph" draw:z-index="0" draw:style-name="gr1" draw:text-style-name="P3" svg:width="0.4067in" svg:height="0.4067in" svg:x="2.089in" svg:y="1.1661in"><text:p text:style-name="P3">B</text:p></draw:circle><text:span text:style-name="T1">Kruskal's Algorithm (39)</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Prim's Algorithm (39) </text:span></text:p>
      <text:p text:style-name="P1"><text:span text:style-name="T1"/></text:p>
      <text:p text:style-name="P1"><draw:frame text:anchor-type="paragraph" draw:z-index="29" draw:style-name="gr9" svg:width="0.8232in" svg:height="0.3441in" svg:x="1.2346in" svg:y="1.9807in"><draw:text-box><text:p>6 (2)</text:p></draw:text-box></draw:frame><draw:line text:anchor-type="paragraph" draw:z-index="28" draw:style-name="gr2" draw:text-style-name="P3" svg:x1="1.1516in" svg:y1="1.6681in" svg:x2="2.1098in" svg:y2="2.3244in"><text:p/></draw:line><draw:frame text:anchor-type="paragraph" draw:z-index="27" draw:style-name="gr8" svg:width="0.448in" svg:height="0.3024in" svg:x="0.589in" svg:y="0.8661in"><draw:text-box><text:p>5 (1)</text:p></draw:text-box></draw:frame><draw:line text:anchor-type="paragraph" draw:z-index="26" draw:style-name="gr2" draw:text-style-name="P3" svg:x1="0.9744in" svg:y1="0.5016in" svg:x2="1.037in" svg:y2="1.2724in"><text:p/></draw:line><draw:ellipse text:anchor-type="paragraph" draw:z-index="25" draw:style-name="gr1" draw:text-style-name="P3" svg:width="0.4587in" svg:height="0.448in" svg:x="3.5366in" svg:y="0.0638in"><text:p text:style-name="P3">C</text:p></draw:ellipse><draw:ellipse text:anchor-type="paragraph" draw:z-index="24" draw:style-name="gr1" draw:text-style-name="P3" svg:width="0.4587in" svg:height="0.448in" svg:x="3.0992in" svg:y="1.3764in"><text:p text:style-name="P3">E</text:p></draw:ellipse><draw:ellipse text:anchor-type="paragraph" draw:z-index="22" draw:style-name="gr1" draw:text-style-name="P3" svg:width="0.4587in" svg:height="0.448in" svg:x="0.7972in" svg:y="1.272in"><text:p text:style-name="P3">D</text:p></draw:ellipse><draw:ellipse text:anchor-type="paragraph" draw:z-index="21" draw:style-name="gr1" draw:text-style-name="P3" svg:width="0.4587in" svg:height="0.448in" svg:x="2.0366in" svg:y="0.6783in"><text:p text:style-name="P3">B</text:p></draw:ellipse><draw:ellipse text:anchor-type="paragraph" draw:z-index="19" draw:style-name="gr1" draw:text-style-name="P3" svg:width="0.4587in" svg:height="0.448in" svg:x="0.7035in" svg:y="0.0535in"><text:p text:style-name="P3">A</text:p></draw:ellipse><text:span text:style-name="T1"/></text:p>
      <text:p text:style-name="P1"><draw:frame text:anchor-type="paragraph" draw:z-index="31" draw:style-name="gr10" svg:width="0.5421in" svg:height="0.313in" svg:x="1.4953in" svg:y="0.1016in"><draw:text-box><text:p>7 (3)</text:p></draw:text-box></draw:frame><text:span text:style-name="T1"/></text:p>
      <text:p text:style-name="P1"><draw:line text:anchor-type="paragraph" draw:z-index="30" draw:style-name="gr2" draw:text-style-name="P3" svg:x1="1.1618in" svg:y1="0.0035in" svg:x2="2.037in" svg:y2="0.4307in"><text:p/></draw:line><draw:line text:anchor-type="paragraph" draw:z-index="34" draw:style-name="gr2" draw:text-style-name="P3" svg:x1="3.4327in" svg:y1="0.9929in" svg:x2="3.7138in" svg:y2="0.0764in"><text:p/></draw:line><text:span text:style-name="T1"/></text:p>
      <text:p text:style-name="P1"><text:span text:style-name="T1"/></text:p>
      <text:p text:style-name="P1"><draw:frame text:anchor-type="paragraph" draw:z-index="35" draw:style-name="gr12" svg:width="0.6252in" svg:height="0.2504in" svg:x="3.6201in" svg:y="0.089in"><draw:text-box><text:p>5 (5)</text:p></draw:text-box></draw:frame><text:span text:style-name="T1"/></text:p>
      <text:p text:style-name="P1"><draw:line text:anchor-type="paragraph" draw:z-index="32" draw:style-name="gr2" draw:text-style-name="P3" svg:x1="2.4429in" svg:y1="0.0953in" svg:x2="3.1618in" svg:y2="0.5433in"><text:p/></draw:line><draw:frame text:anchor-type="paragraph" draw:z-index="33" draw:style-name="gr11" svg:width="0.6461in" svg:height="0.3752in" svg:x="2.6618in" svg:y="0.0429in"><draw:text-box><text:p>7 (4)</text:p></draw:text-box></draw:frame><text:span text:style-name="T1"/></text:p>
      <text:p text:style-name="P1"><text:span text:style-name="T1"/></text:p>
      <text:p text:style-name="P1"><text:span text:style-name="T1"/></text:p>
      <text:p text:style-name="P1"><text:span text:style-name="T1"/></text:p>
      <text:p text:style-name="P1"><draw:line text:anchor-type="paragraph" draw:z-index="36" draw:style-name="gr2" draw:text-style-name="P3" svg:x1="3.4638in" svg:y1="0.0366in" svg:x2="4.0055in" svg:y2="0.8803in"><text:p/></draw:line><draw:frame text:anchor-type="paragraph" draw:z-index="37" draw:style-name="gr7" svg:width="0.6669in" svg:height="0.4378in" svg:x="3.6827in" svg:y="0.172in"><draw:text-box><text:p>9 (6)</text:p></draw:text-box></draw:frame><text:span text:style-name="T1"/></text:p>
      <text:p text:style-name="P1"><text:span text:style-name="T1"/></text:p>
      <text:p text:style-name="P1"><draw:ellipse text:anchor-type="paragraph" draw:z-index="23" draw:style-name="gr1" draw:text-style-name="P3" svg:width="0.4587in" svg:height="0.448in" svg:x="2.0575in" svg:y="0.0909in"><text:p text:style-name="P3">F</text:p></draw:ellipse><text:span text:style-name="T1"/></text:p>
      <text:p text:style-name="P1"><text:span text:style-name="T1"/></text:p>
      <text:p text:style-name="P1"><draw:ellipse text:anchor-type="paragraph" draw:z-index="20" draw:style-name="gr1" draw:text-style-name="P3" svg:width="0.4587in" svg:height="0.448in" svg:x="3.8909in" svg:y="0.0307in"><text:p text:style-name="P3">G</text:p></draw:ellipse><text:span text:style-name="T1"/></text:p>
      <text:p text:style-name="P1"><text:span text:style-name="T1"/></text:p>
      <text:p text:style-name="P1"><text:span text:style-name="T1"/></text:p>
      <text:p text:style-name="P1"><text:span text:style-name="T1"/></text:p>
      <text:p text:style-name="P1"><text:span text:style-name="T1"/></text:p>
      <text:p text:style-name="P1"><text:soft-page-break/>Question 2</text:p>
      <text:p text:style-name="P1"><text:span text:style-name="T1"/></text:p>
      <text:p text:style-name="P1"><text:span text:style-name="T1">In order to find the greatest value of </text:span><text:span text:style-name="T1"><draw:frame draw:style-name="fr1" draw:name="Object1" text:anchor-type="as-char" svg:y="-0.2181in" svg:width="0.8457in" svg:height="0.3772in" draw:z-index="38"><draw:object xlink:href="./Object 1" xlink:type="simple" xlink:show="embed" xlink:actuate="onLoad"/><draw:image xlink:href="./ObjectReplacements/Object 1" xlink:type="simple" xlink:show="embed" xlink:actuate="onLoad"/></draw:frame></text:span><text:span text:style-name="T1">for two sets A and B, you would partner up the highest value in A with the highest value in B, then the second highest from A with the second highest from B and so on. So, you first sort A and B to go from highest to lowest. You then iterate over A and B and pair up the respective </text:span><text:span text:style-name="T2">i </text:span><text:span text:style-name="T4">from each set. So, given the sets </text:span><text:span text:style-name="T2">A = [ 10, 13, 9, 12] </text:span><text:span text:style-name="T4">and </text:span><text:span text:style-name="T2">B = [1, 3, 2, 6], </text:span><text:span text:style-name="T4">the steps of this algorithm would look like this:</text:span></text:p>
      <text:p text:style-name="P1"><text:span text:style-name="T4"/></text:p>
      <text:p text:style-name="P1"><text:span text:style-name="T4">A = [10, 13, 9, 12]<text:tab/><text:tab/>B = [1, 3, 2, 6]</text:span></text:p>
      <text:p text:style-name="P1"><draw:line text:anchor-type="paragraph" draw:z-index="39" draw:style-name="gr13" draw:text-style-name="P3" svg:x1="1.4429in" svg:y1="0.0957in" svg:x2="1.4429in" svg:y2="0.5748in"><text:p/></draw:line><text:span text:style-name="T4"/></text:p>
      <text:p text:style-name="P1"><text:span text:style-name="T4"/></text:p>
      <text:p text:style-name="P1"><text:span text:style-name="T4"/></text:p>
      <text:p text:style-name="P1"><text:span text:style-name="T4">A = [13, 12, 10, 9]<text:tab/><text:tab/>B = [6, 3, 2, 1]</text:span></text:p>
      <text:p text:style-name="P1"><draw:line text:anchor-type="paragraph" draw:z-index="40" draw:style-name="gr13" draw:text-style-name="P3" svg:x1="1.4429in" svg:y1="0.0957in" svg:x2="1.4429in" svg:y2="0.5748in"><text:p/></draw:line><text:span text:style-name="T4"/></text:p>
      <text:p text:style-name="P1"><text:span text:style-name="T4"/></text:p>
      <text:p text:style-name="P1"><text:span text:style-name="T4"/></text:p>
      <text:p text:style-name="P1"><text:span text:style-name="T4"/></text:p>
      <text:p text:style-name="P1"><text:span text:style-name="T4"><draw:frame draw:style-name="fr1" draw:name="Object2" text:anchor-type="as-char" svg:y="-0.2181in" svg:width="0.8457in" svg:height="0.3772in" draw:z-index="41"><draw:object xlink:href="./Object 2" xlink:type="simple" xlink:show="embed" xlink:actuate="onLoad"/><draw:image xlink:href="./ObjectReplacements/Object 2" xlink:type="simple" xlink:show="embed" xlink:actuate="onLoad"/><svg:desc>formula</svg:desc></draw:frame></text:span><text:span text:style-name="T4">=</text:span><text:span text:style-name="T4"><draw:frame draw:style-name="fr1" draw:name="Object3" text:anchor-type="as-char" svg:y="-0.172in" svg:width="1.1508in" svg:height="0.2075in" draw:z-index="42"><draw:object xlink:href="./Object 3" xlink:type="simple" xlink:show="embed" xlink:actuate="onLoad"/><draw:image xlink:href="./ObjectReplacements/Object 3" xlink:type="simple" xlink:show="embed" xlink:actuate="onLoad"/></draw:frame></text:span><text:span text:style-name="T4">=</text:span><text:span text:style-name="T4"><draw:frame draw:style-name="fr1" draw:name="Object4" text:anchor-type="as-char" svg:y="-0.172in" svg:width="0.7465in" svg:height="0.2075in" draw:z-index="43"><draw:object xlink:href="./Object 4" xlink:type="simple" xlink:show="embed" xlink:actuate="onLoad"/><draw:image xlink:href="./ObjectReplacements/Object 4" xlink:type="simple" xlink:show="embed" xlink:actuate="onLoad"/></draw:frame></text:span></text:p>
      <text:p text:style-name="P1"><text:span text:style-name="T4"/></text:p>
      <text:p text:style-name="P1"><text:span text:style-name="T4">In order to get the largest value of </text:span><text:span text:style-name="T4"><draw:frame draw:style-name="fr1" draw:name="Object5" text:anchor-type="as-char" svg:y="-0.2181in" svg:width="0.8457in" svg:height="0.3772in" draw:z-index="44"><draw:object xlink:href="./Object 5" xlink:type="simple" xlink:show="embed" xlink:actuate="onLoad"/><draw:image xlink:href="./ObjectReplacements/Object 5" xlink:type="simple" xlink:show="embed" xlink:actuate="onLoad"/><svg:desc>formula</svg:desc></draw:frame></text:span><text:span text:style-name="T4">you need to partner up the largest values of A with largest values of B. The best way to do this is to reorganize the arrays in order of largest to smallest. Otherwise, you would need to iterate over the arrays every time in order to find the largest values, and also remove those values from the arrays. This would increase the amount of time needed to run over the algorithm detailed above, where the arrays are organized and then iterated over.</text:span></text:p>
      <text:p text:style-name="P1"><text:span text:style-name="T4"/></text:p>
      <text:p text:style-name="P1"><text:span text:style-name="T3">Question 3</text:span></text:p>
      <text:p text:style-name="P1"><draw:ellipse text:anchor-type="paragraph" draw:z-index="57" draw:style-name="gr1" draw:text-style-name="P3" svg:width="0.6252in" svg:height="0.6461in" svg:x="2.7453in" svg:y="0.0854in"><text:p text:style-name="P3">ABCDEFG100</text:p></draw:ellipse><text:span text:style-name="T4"/></text:p>
      <text:p text:style-name="P1"><text:span text:style-name="T4">Part A</text:span></text:p>
      <text:p text:style-name="P1"><draw:ellipse text:anchor-type="paragraph" draw:z-index="53" draw:style-name="gr1" draw:text-style-name="P3" svg:width="0.6252in" svg:height="0.6461in" svg:x="2.6307in" svg:y="1.848in"><text:p text:style-name="P3">AD34</text:p></draw:ellipse><draw:ellipse text:anchor-type="paragraph" draw:z-index="49" draw:style-name="gr1" draw:text-style-name="P3" svg:width="0.6252in" svg:height="0.6461in" svg:x="3.1409in" svg:y="2.7752in"><text:p text:style-name="P3">D19</text:p></draw:ellipse><draw:ellipse text:anchor-type="paragraph" draw:z-index="55" draw:style-name="gr1" draw:text-style-name="P3" svg:width="0.6252in" svg:height="0.6461in" svg:x="5.3283in" svg:y="0.8898in"><text:p text:style-name="P3">CEF23</text:p></draw:ellipse><draw:ellipse text:anchor-type="paragraph" draw:z-index="46" draw:style-name="gr1" draw:text-style-name="P3" svg:width="0.6252in" svg:height="0.6461in" svg:x="1.1827in" svg:y="2.8063in"><text:p text:style-name="P3">B20</text:p></draw:ellipse><draw:line text:anchor-type="paragraph" draw:z-index="68" draw:style-name="gr2" draw:text-style-name="P3" svg:x1="1.1098in" svg:y1="1.8539in" svg:x2="2.7453in" svg:y2="0.1874in"><text:p/></draw:line><draw:line text:anchor-type="paragraph" draw:z-index="69" draw:style-name="gr2" draw:text-style-name="P3" svg:x1="4.0366in" svg:y1="0.5209in" svg:x2="3.3701in" svg:y2="0.1665in"><text:p/></draw:line><draw:frame text:anchor-type="paragraph" draw:z-index="77" draw:style-name="gr6" svg:width="0.5315in" svg:height="0.2606in" svg:x="3.672in" svg:y="0.0937in"><draw:text-box><text:p>1</text:p></draw:text-box></draw:frame><text:span text:style-name="T4"/></text:p>
      <text:p text:style-name="P1"><text:span text:style-name="T4"/></text:p>
      <text:p text:style-name="P1"><draw:ellipse text:anchor-type="paragraph" draw:z-index="54" draw:style-name="gr1" draw:text-style-name="P3" svg:width="0.6252in" svg:height="0.6461in" svg:x="3.9118in" svg:y="0.0689in"><text:p text:style-name="P3">ACDEF57</text:p></draw:ellipse><text:span text:style-name="T4"/></text:p>
      <text:p text:style-name="P1"><draw:frame text:anchor-type="paragraph" draw:z-index="78" draw:style-name="gr6" svg:width="0.5315in" svg:height="0.2606in" svg:x="4.8492in" svg:y="0.0543in"><draw:text-box><text:p>1</text:p></draw:text-box></draw:frame></text:p>
      <text:p text:style-name="P1"><draw:line text:anchor-type="paragraph" draw:z-index="67" draw:style-name="gr2" draw:text-style-name="P3" svg:x1="5.3803in" svg:y1="0.2854in" svg:x2="4.5366in" svg:y2="0.0772in"><text:p/></draw:line><draw:frame text:anchor-type="paragraph" draw:z-index="70" draw:style-name="gr6" svg:width="0.3961in" svg:height="0.2606in" svg:x="1.6409in" svg:y="0.098in"><draw:text-box><text:p>0</text:p></draw:text-box></draw:frame></text:p>
      <text:p text:style-name="P1"><draw:line text:anchor-type="paragraph" draw:z-index="66" draw:style-name="gr2" draw:text-style-name="P3" svg:x1="3.0992in" svg:y1="0.9374in" svg:x2="4.0055in" svg:y2="0.0417in"><text:p/></draw:line><text:span text:style-name="T4"/></text:p>
      <text:p text:style-name="P1"><draw:frame text:anchor-type="paragraph" draw:z-index="72" draw:style-name="gr6" svg:width="0.3961in" svg:height="0.2606in" svg:x="3.4016in" svg:y="0.0752in"><draw:text-box><text:p>0</text:p></draw:text-box></draw:frame><text:span text:style-name="T4"/></text:p>
      <text:p text:style-name="P1"><draw:line text:anchor-type="paragraph" draw:z-index="60" draw:style-name="gr2" draw:text-style-name="P3" svg:x1="4.7035in" svg:y1="1.4606in" svg:x2="5.4433in" svg:y2="0.148in"><text:p/></draw:line><draw:line text:anchor-type="paragraph" draw:z-index="61" draw:style-name="gr2" draw:text-style-name="P3" svg:x1="6.1409in" svg:y1="0.5122in" svg:x2="5.8283in" svg:y2="0.0957in"><text:p/></draw:line><draw:frame text:anchor-type="paragraph" draw:z-index="79" draw:style-name="gr6" svg:width="0.5315in" svg:height="0.2606in" svg:x="6.0472in" svg:y="0.0957in"><draw:text-box><text:p>1</text:p></draw:text-box></draw:frame><text:span text:style-name="T4"/></text:p>
      <text:p text:style-name="P1"/>
      <text:p text:style-name="P1"><draw:ellipse text:anchor-type="paragraph" draw:z-index="52" draw:style-name="gr1" draw:text-style-name="P3" svg:width="0.6252in" svg:height="0.6461in" svg:x="5.9535in" svg:y="0.0811in"><text:p text:style-name="P3">CF11</text:p></draw:ellipse><draw:ellipse text:anchor-type="paragraph" draw:z-index="51" draw:style-name="gr1" draw:text-style-name="P3" svg:width="0.6252in" svg:height="0.6461in" svg:x="0.6409in" svg:y="0.0709in"><text:p text:style-name="P3">BG43</text:p></draw:ellipse></text:p>
      <text:p text:style-name="P1"><text:span text:style-name="T4"/></text:p>
      <text:p text:style-name="P1"><draw:frame text:anchor-type="paragraph" draw:z-index="74" draw:style-name="gr6" svg:width="0.3961in" svg:height="0.2606in" svg:x="4.8598in" svg:y="0.052in"><draw:text-box><text:p>0</text:p></draw:text-box></draw:frame><text:span text:style-name="T4"/></text:p>
      <text:p text:style-name="P1"><draw:line text:anchor-type="paragraph" draw:z-index="58" draw:style-name="gr2" draw:text-style-name="P3" svg:x1="5.8283in" svg:y1="0.4437in" svg:x2="6.0783in" svg:y2="0.0854in"><text:p/></draw:line><draw:line text:anchor-type="paragraph" draw:z-index="59" draw:style-name="gr2" draw:text-style-name="P3" svg:x1="6.4429in" svg:y1="0.0752in" svg:x2="6.7138in" svg:y2="0.5126in"><text:p/></draw:line><draw:line text:anchor-type="paragraph" draw:z-index="62" draw:style-name="gr2" draw:text-style-name="P3" svg:x1="2.5472in" svg:y1="0.5165in" svg:x2="2.787in" svg:y2="0.1374in"><text:p/></draw:line><draw:line text:anchor-type="paragraph" draw:z-index="63" draw:style-name="gr2" draw:text-style-name="P3" svg:x1="3.1409in" svg:y1="0.1272in" svg:x2="3.339in" svg:y2="0.4752in"><text:p/></draw:line><draw:line text:anchor-type="paragraph" draw:z-index="64" draw:style-name="gr2" draw:text-style-name="P3" svg:x1="0.5575in" svg:y1="0.5272in" svg:x2="0.8075in" svg:y2="0.0752in"><text:p/></draw:line><draw:line text:anchor-type="paragraph" draw:z-index="65" draw:style-name="gr2" draw:text-style-name="P3" svg:x1="1.1409in" svg:y1="0.0957in" svg:x2="1.3807in" svg:y2="0.5059in"><text:p/></draw:line><draw:frame text:anchor-type="paragraph" draw:z-index="71" draw:style-name="gr6" svg:width="0.3961in" svg:height="0.2606in" svg:x="0.5055in" svg:y="0.1417in"><draw:text-box><text:p>0</text:p></draw:text-box></draw:frame><draw:frame text:anchor-type="paragraph" draw:z-index="75" draw:style-name="gr6" svg:width="0.3961in" svg:height="0.2606in" svg:x="5.8283in" svg:y="0.0854in"><draw:text-box><text:p>0</text:p></draw:text-box></draw:frame><draw:frame text:anchor-type="paragraph" draw:z-index="76" draw:style-name="gr6" svg:width="0.5315in" svg:height="0.2606in" svg:x="1.3181in" svg:y="0.148in"><draw:text-box><text:p>1</text:p></draw:text-box></draw:frame><draw:frame text:anchor-type="paragraph" draw:z-index="80" draw:style-name="gr6" svg:width="0.5315in" svg:height="0.2606in" svg:x="6.6409in" svg:y="0.0752in"><draw:text-box><text:p>1</text:p></draw:text-box></draw:frame><draw:frame text:anchor-type="paragraph" draw:z-index="81" draw:style-name="gr6" svg:width="0.5315in" svg:height="0.2606in" svg:x="3.3909in" svg:y="0.1165in"><draw:text-box><text:p>1</text:p></draw:text-box></draw:frame><text:span text:style-name="T4"/></text:p>
      <text:p text:style-name="P1"><draw:frame text:anchor-type="paragraph" draw:z-index="73" draw:style-name="gr6" svg:width="0.3961in" svg:height="0.2606in" svg:x="2.5472in" svg:y="0.002in"><draw:text-box><text:p>0</text:p></draw:text-box></draw:frame><text:span text:style-name="T4"/></text:p>
      <text:p text:style-name="P1"><draw:ellipse text:anchor-type="paragraph" draw:z-index="47" draw:style-name="gr1" draw:text-style-name="P3" svg:width="0.6252in" svg:height="0.6461in" svg:x="6.5264in" svg:y="0.0398in"><text:p text:style-name="P3">F8</text:p></draw:ellipse><draw:ellipse text:anchor-type="paragraph" draw:z-index="50" draw:style-name="gr1" draw:text-style-name="P3" svg:width="0.6252in" svg:height="0.6461in" svg:x="5.3909in" svg:y="0.0602in"><text:p text:style-name="P3">C3</text:p></draw:ellipse><draw:ellipse text:anchor-type="paragraph" draw:z-index="48" draw:style-name="gr1" draw:text-style-name="P3" svg:width="0.6252in" svg:height="0.6461in" svg:x="4.2555in" svg:y="0.0709in"><text:p text:style-name="P3">E12</text:p></draw:ellipse><draw:ellipse text:anchor-type="paragraph" draw:z-index="45" draw:style-name="gr1" draw:text-style-name="P3" svg:width="0.6252in" svg:height="0.6461in" svg:x="2.1098in" svg:y="0.1335in"><text:p text:style-name="P3">A15</text:p></draw:ellipse><draw:ellipse text:anchor-type="paragraph" draw:z-index="56" draw:style-name="gr1" draw:text-style-name="P3" svg:width="0.6252in" svg:height="0.6461in" svg:x="0.1201in" svg:y="0.1437in"><text:p text:style-name="P3">G23</text:p></draw:ellipse><text:span text:style-name="T4"/></text:p>
      <text:p text:style-name="P1"><text:span text:style-name="T4"/></text:p>
      <text:p text:style-name="P1"><text:span text:style-name="T4"/></text:p>
      <text:p text:style-name="P1"><text:span text:style-name="T4"/></text:p>
      <text:p text:style-name="P1"><text:soft-page-break/><text:span text:style-name="T4">Part B</text:span></text:p>
      <text:p text:style-name="P1"><text:span text:style-name="T4"/></text:p>
      <table:table table:name="Table1" table:style-name="Table1">
        <table:table-column table:style-name="Table1.A"/>
        <table:table-column table:style-name="Table1.B"/>
        <table:table-row>
          <table:table-cell table:style-name="Table1.A1" office:value-type="string">
            <text:p text:style-name="P2">Character</text:p>
          </table:table-cell>
          <table:table-cell table:style-name="Table1.B1" office:value-type="string">
            <text:p text:style-name="P2">Encoding</text:p>
          </table:table-cell>
        </table:table-row>
        <table:table-row>
          <table:table-cell table:style-name="Table1.A2" office:value-type="string">
            <text:p text:style-name="P2">A</text:p>
          </table:table-cell>
          <table:table-cell table:style-name="Table1.B2" office:value-type="string">
            <text:p text:style-name="P2">100</text:p>
          </table:table-cell>
        </table:table-row>
        <table:table-row>
          <table:table-cell table:style-name="Table1.A2" office:value-type="string">
            <text:p text:style-name="P2">B</text:p>
          </table:table-cell>
          <table:table-cell table:style-name="Table1.B2" office:value-type="string">
            <text:p text:style-name="P2">01</text:p>
          </table:table-cell>
        </table:table-row>
        <table:table-row>
          <table:table-cell table:style-name="Table1.A2" office:value-type="string">
            <text:p text:style-name="P2">C</text:p>
          </table:table-cell>
          <table:table-cell table:style-name="Table1.B2" office:value-type="string">
            <text:p text:style-name="P2">1110</text:p>
          </table:table-cell>
        </table:table-row>
        <table:table-row>
          <table:table-cell table:style-name="Table1.A2" office:value-type="string">
            <text:p text:style-name="P2">D</text:p>
          </table:table-cell>
          <table:table-cell table:style-name="Table1.B2" office:value-type="string">
            <text:p text:style-name="P2">101</text:p>
          </table:table-cell>
        </table:table-row>
        <table:table-row>
          <table:table-cell table:style-name="Table1.A2" office:value-type="string">
            <text:p text:style-name="P2">E</text:p>
          </table:table-cell>
          <table:table-cell table:style-name="Table1.B2" office:value-type="string">
            <text:p text:style-name="P2">110</text:p>
          </table:table-cell>
        </table:table-row>
        <table:table-row>
          <table:table-cell table:style-name="Table1.A2" office:value-type="string">
            <text:p text:style-name="P2">F</text:p>
          </table:table-cell>
          <table:table-cell table:style-name="Table1.B2" office:value-type="string">
            <text:p text:style-name="P2">1111</text:p>
          </table:table-cell>
        </table:table-row>
        <table:table-row>
          <table:table-cell table:style-name="Table1.A2" office:value-type="string">
            <text:p text:style-name="P2">G</text:p>
          </table:table-cell>
          <table:table-cell table:style-name="Table1.B2" office:value-type="string">
            <text:p text:style-name="P2">00</text:p>
          </table:table-cell>
        </table:table-row>
      </table:table>
      <text:p text:style-name="P1"><text:span text:style-name="T4"/></text:p>
      <text:p text:style-name="P1"><text:span text:style-name="T4">Part C</text:span></text:p>
      <text:p text:style-name="P1"><text:span text:style-name="T4"/></text:p>
      <text:p text:style-name="P1"><text:span text:style-name="T4">A = 0.15(1000000)(3) = 450000</text:span></text:p>
      <text:p text:style-name="P1"><text:span text:style-name="T4">B = 0.2(1000000)(2) = 400000</text:span></text:p>
      <text:p text:style-name="P1"><text:span text:style-name="T4">C = 0.03(1000000)(4) = 120000</text:span></text:p>
      <text:p text:style-name="P1"><text:span text:style-name="T4">D = 0.19(1000000)(3) = 570000</text:span></text:p>
      <text:p text:style-name="P1"><text:span text:style-name="T4">E = 0.12(1000000)(3) = 360000</text:span></text:p>
      <text:p text:style-name="P1"><text:span text:style-name="T4">F = 0.08(1000000)(4) = 320000</text:span></text:p>
      <text:p text:style-name="P1"><text:span text:style-name="T4">G = 0.23(1000000)(2) = 460000</text:span></text:p>
      <text:p text:style-name="P1"><text:span text:style-name="T4"/></text:p>
      <text:p text:style-name="P1"><text:span text:style-name="T4">Total number of bits required = 2680000</text:span></text:p>
      <text:p text:style-name="P1"><text:span text:style-name="T4"/></text:p>
      <text:p text:style-name="P1"><text:span text:style-name="T4"/></text:p>
      <text:p text:style-name="P1"><text:span text:style-name="T3">Question 4</text:span></text:p>
      <text:p text:style-name="P1"><text:span text:style-name="T4"/></text:p>
      <text:p text:style-name="P1"><text:span text:style-name="T4">(a) An algorithm looking for the earliest start time might not work, because if you can only complete so many task within the given time window, so if the job with the earliest start time were to run the whole length of the time window, it would not allow for any other jobs to start.</text:span></text:p>
      <text:p text:style-name="P1"><text:span text:style-name="T4"/></text:p>
      <text:p text:style-name="P1"><text:span text:style-name="T4">(b) An algorithm looking at the earliest end time would work. This is because the algorithm would look at which jobs end soonest, then the next job that ends earliest, without overlapping any of the previous jobs. So, the algorithm would provide essentially the shortest jobs in the queue. So, no jobs would be able to run for the entire length of the time window, so the most number of compatible jobs would be able to run.</text:span></text:p>
      <text:p text:style-name="P1"><text:span text:style-name="T4"/></text:p>
      <text:p text:style-name="P1"><text:span text:style-name="T4">(c) An algorithm that looks for the jobs with the shortest time interval would also not work. This is because the job with shortest interval might conflict with every other job in the queue, whereas there might be other jobs in the queue are compatible with each other, just not the job with shortest time interv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20 30" svg:d="m10 0-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4-10-20T16:17:14</meta:creation-date>
    <dc:date>2014-10-22T09:27:43</dc:date>
    <dc:creator>user </dc:creator>
    <meta:editing-duration>P1DT15H36M32S</meta:editing-duration>
    <meta:editing-cycles>2</meta:editing-cycles>
    <meta:generator>LibreOffice/3.5$Linux_X86_64 LibreOffice_project/350m1$Build-2</meta:generator>
    <meta:document-statistic meta:table-count="1" meta:image-count="0" meta:object-count="5" meta:page-count="3" meta:paragraph-count="46" meta:word-count="491" meta:character-count="2537" meta:non-whitespace-character-count="2085"/>
  </office:meta>
</office:document-meta>
</file>

<file path=Object 1/content.xml><?xml version="1.0" encoding="utf-8"?>
<math xmlns="http://www.w3.org/1998/Math/MathML">
  <semantics>
    <mrow>
      <mrow>
        <mo stretchy="false">∏</mo>
        <mtable>
          <mtr>
            <mtd>
              <mrow>
                <mi>n</mi>
              </mrow>
            </mtd>
          </mtr>
          <mtr>
            <mtd>
              <mrow>
                <mrow>
                  <mi>i</mi>
                  <mo stretchy="false">=</mo>
                  <mn>1</mn>
                </mrow>
              </mrow>
            </mtd>
          </mtr>
        </mtable>
      </mrow>
      <msubsup>
        <mi>a</mi>
        <mi>i</mi>
        <mrow>
          <mo stretchy="false">(</mo>
          <mrow>
            <msub>
              <mi>b</mi>
              <mi>i</mi>
            </msub>
          </mrow>
          <mo stretchy="false">)</mo>
        </mrow>
      </msubsup>
    </mrow>
    <annotation encoding="StarMath 5.0">prod binom{n}{i=1} a_i ^(b_i) </annotation>
  </semantics>
</math>
</file>

<file path=Object 2/content.xml><?xml version="1.0" encoding="utf-8"?>
<math xmlns="http://www.w3.org/1998/Math/MathML">
  <semantics>
    <mrow>
      <mrow>
        <mo stretchy="false">∏</mo>
        <mtable>
          <mtr>
            <mtd>
              <mrow>
                <mi>n</mi>
              </mrow>
            </mtd>
          </mtr>
          <mtr>
            <mtd>
              <mrow>
                <mrow>
                  <mi>i</mi>
                  <mo stretchy="false">=</mo>
                  <mn>1</mn>
                </mrow>
              </mrow>
            </mtd>
          </mtr>
        </mtable>
      </mrow>
      <msubsup>
        <mi>a</mi>
        <mi>i</mi>
        <mrow>
          <mo stretchy="false">(</mo>
          <mrow>
            <msub>
              <mi>b</mi>
              <mi>i</mi>
            </msub>
          </mrow>
          <mo stretchy="false">)</mo>
        </mrow>
      </msubsup>
    </mrow>
    <annotation encoding="StarMath 5.0">prod binom{n}{i=1} a_i ^(b_i) </annotation>
  </semantics>
</math>
</file>

<file path=Object 3/content.xml><?xml version="1.0" encoding="utf-8"?>
<math xmlns="http://www.w3.org/1998/Math/MathML">
  <semantics>
    <mrow>
      <mrow>
        <mrow>
          <mrow>
            <msup>
              <mn>13</mn>
              <mn>6</mn>
            </msup>
            <mo stretchy="false">∗</mo>
            <msup>
              <mn>12</mn>
              <mn>3</mn>
            </msup>
          </mrow>
          <mo stretchy="false">∗</mo>
          <msup>
            <mn>10</mn>
            <mn>2</mn>
          </msup>
        </mrow>
        <mo stretchy="false">∗</mo>
        <mn>9</mn>
      </mrow>
    </mrow>
    <annotation encoding="StarMath 5.0">13^6 * 12^3 * 10^2 * 9</annotation>
  </semantics>
</math>
</file>

<file path=Object 4/content.xml><?xml version="1.0" encoding="utf-8"?>
<math xmlns="http://www.w3.org/1998/Math/MathML">
  <semantics>
    <mrow>
      <mrow>
        <mn>7.51</mn>
        <mo stretchy="false">∗</mo>
        <msup>
          <mn>10</mn>
          <mn>12</mn>
        </msup>
      </mrow>
    </mrow>
    <annotation encoding="StarMath 5.0">7.51*10^12</annotation>
  </semantics>
</math>
</file>

<file path=Object 5/content.xml><?xml version="1.0" encoding="utf-8"?>
<math xmlns="http://www.w3.org/1998/Math/MathML">
  <semantics>
    <mrow>
      <mrow>
        <mo stretchy="false">∏</mo>
        <mtable>
          <mtr>
            <mtd>
              <mrow>
                <mi>n</mi>
              </mrow>
            </mtd>
          </mtr>
          <mtr>
            <mtd>
              <mrow>
                <mrow>
                  <mi>i</mi>
                  <mo stretchy="false">=</mo>
                  <mn>1</mn>
                </mrow>
              </mrow>
            </mtd>
          </mtr>
        </mtable>
      </mrow>
      <msubsup>
        <mi>a</mi>
        <mi>i</mi>
        <mrow>
          <mo stretchy="false">(</mo>
          <mrow>
            <msub>
              <mi>b</mi>
              <mi>i</mi>
            </msub>
          </mrow>
          <mo stretchy="false">)</mo>
        </mrow>
      </msubsup>
    </mrow>
    <annotation encoding="StarMath 5.0">prod binom{n}{i=1} a_i ^(b_i) </annotation>
  </semantics>
</math>
</file>